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2" style:family="table-cell" style:parent-style-name="Default" style:data-style-name="N36">
      <style:text-properties style:font-name="Tahoma" style:font-name-asian="Tahoma" style:font-name-complex="Tahoma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17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14T00:00:00" table:style-name="ce11">
            <text:p>14/04/2016</text:p>
          </table:table-cell>
          <table:table-cell office:value-type="date" office:date-value="2016-04-14T00:00:00" table:style-name="ce11">
            <text:p>14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14T00:00:00" table:style-name="ce11">
            <text:p>14/04/2016</text:p>
          </table:table-cell>
          <table:table-cell office:value-type="date" office:date-value="2016-04-14T00:00:00" table:style-name="ce11">
            <text:p>14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14T00:00:00" table:style-name="ce11">
            <text:p>14/04/2016</text:p>
          </table:table-cell>
          <table:table-cell office:value-type="date" office:date-value="2016-04-14T00:00:00" table:style-name="ce11">
            <text:p>14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7">
            <text:p>Data início</text:p>
          </table:table-cell>
          <table:table-cell office:value-type="string" table:style-name="ce7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Estudar como implementar Login</text:p>
          </table:table-cell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6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Apresentar aos colegas</text:p>
          </table:table-cell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6"/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7">
            <text:p>Data início</text:p>
          </table:table-cell>
          <table:table-cell office:value-type="string" table:style-name="ce7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6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office:value-type="string" table:style-name="ce4">
            <text:p>CAUÊ</text:p>
          </table:table-cell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2 ID:14 – Mural de Serviço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3"/>
          <table:table-cell office:value-type="string" table:style-name="ce8">
            <text:p>Incrementar Diagrama de Classes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1 hora</text:p>
          </table:table-cell>
          <table:table-cell office:value-type="date" office:date-value="2016-04-15T00:00:00" table:style-name="ce11">
            <text:p>15/04/2016</text:p>
          </table:table-cell>
          <table:table-cell office:value-type="date" office:date-value="2016-04-15T00:00:00" table:style-name="ce11">
            <text:p>1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3"/>
          <table:table-cell office:value-type="string" table:style-name="ce2">
            <text:p>Criar botão de funcionalidade no Painel Cliente</text:p>
          </table:table-cell>
          <table:table-cell office:value-type="string" table:style-name="ce9">
            <text:p>MATHEUS</text:p>
          </table:table-cell>
          <table:table-cell office:value-type="string" table:style-name="ce4">
            <text:p>30 min</text:p>
          </table:table-cell>
          <table:table-cell office:value-type="date" office:date-value="2016-04-15T00:00:00" table:style-name="ce11">
            <text:p>15/04/2016</text:p>
          </table:table-cell>
          <table:table-cell office:value-type="date" office:date-value="2016-04-15T00:00:00" table:style-name="ce11">
            <text:p>15/04/2016</text:p>
          </table:table-cell>
          <table:table-cell office:value-type="string" table:style-name="ce3">
            <text:p>Botão Publicar no Mural</text:p>
          </table:table-cell>
          <table:table-cell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tela de publicação do cliente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1 hora</text:p>
          </table:table-cell>
          <table:table-cell office:value-type="date" office:date-value="2016-04-15T00:00:00" table:style-name="ce11">
            <text:p>15/04/2016</text:p>
          </table:table-cell>
          <table:table-cell office:value-type="date" office:date-value="2016-04-15T00:00:00" table:style-name="ce11">
            <text:p>15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classe MuralDeServicos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2 horas</text:p>
          </table:table-cell>
          <table:table-cell office:value-type="date" office:date-value="2016-04-16T00:00:00" table:style-name="ce11">
            <text:p>16/04/2016</text:p>
          </table:table-cell>
          <table:table-cell office:value-type="date" office:date-value="2016-04-16T00:00:00" table:style-name="ce11">
            <text:p>16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classe MuralDeServicosBean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2 horas</text:p>
          </table:table-cell>
          <table:table-cell office:value-type="date" office:date-value="2016-04-17T00:00:00" table:style-name="ce11">
            <text:p>17/04/2016</text:p>
          </table:table-cell>
          <table:table-cell office:value-type="date" office:date-value="2016-04-17T00:00:00" table:style-name="ce11">
            <text:p>17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classe MuralDeServicosDAO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2 horas</text:p>
          </table:table-cell>
          <table:table-cell office:value-type="date" office:date-value="2016-04-17T00:00:00" table:style-name="ce11">
            <text:p>17/04/2016</text:p>
          </table:table-cell>
          <table:table-cell office:value-type="date" office:date-value="2016-04-17T00:00:00" table:style-name="ce11">
            <text:p>17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tabela BD mural-de-servicos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2 horas</text:p>
          </table:table-cell>
          <table:table-cell office:value-type="date" office:date-value="2016-04-17T00:00:00" table:style-name="ce11">
            <text:p>17/04/2016</text:p>
          </table:table-cell>
          <table:table-cell office:value-type="date" office:date-value="2016-04-17T00:00:00" table:style-name="ce11">
            <text:p>17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mplementar funcionalidade buscarPublicacao no ProfissionalBean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1 hora</text:p>
          </table:table-cell>
          <table:table-cell office:value-type="date" office:date-value="2016-04-18T00:00:00" table:style-name="ce11">
            <text:p>18/04/2016</text:p>
          </table:table-cell>
          <table:table-cell office:value-type="date" office:date-value="2016-04-18T00:00:00" table:style-name="ce11">
            <text:p>18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Implementar funcionalidade buscarPublicacao no ProfissionalDAO</text:p>
          </table:table-cell>
          <table:table-cell office:value-type="string" table:style-name="ce9">
            <text:p>MATHEUS</text:p>
          </table:table-cell>
          <table:table-cell office:value-type="string" table:style-name="ce10">
            <text:p>1 hora</text:p>
          </table:table-cell>
          <table:table-cell office:value-type="date" office:date-value="2016-04-18T00:00:00" table:style-name="ce11">
            <text:p>18/04/2016</text:p>
          </table:table-cell>
          <table:table-cell office:value-type="date" office:date-value="2016-04-18T00:00:00" table:style-name="ce11">
            <text:p>18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Criar tela Mural de Serviços</text:p>
          </table:table-cell>
          <table:table-cell office:value-type="string" table:style-name="ce20">
            <text:p>MATHEUS</text:p>
          </table:table-cell>
          <table:table-cell office:value-type="string" table:style-name="ce10">
            <text:p>1 hora</text:p>
          </table:table-cell>
          <table:table-cell office:value-type="date" office:date-value="2016-04-18T00:00:00" table:style-name="ce11">
            <text:p>18/04/2016</text:p>
          </table:table-cell>
          <table:table-cell office:value-type="date" office:date-value="2016-04-18T00:00:00" table:style-name="ce11">
            <text:p>18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number-rows-repeated="2" table:style-name="ro1">
          <table:table-cell table:number-columns-repeated="2" table:style-name="ce2"/>
          <table:table-cell table:style-name="ce9"/>
          <table:table-cell table:number-columns-repeated="2" table:style-name="ce12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9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3"/>
          <table:table-cell table:number-columns-repeated="16370" table:style-name="ce14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office:value-type="string" table:style-name="ce4">
            <text:p>CAUÊ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office:value-type="string" table:style-name="ce4">
            <text:p>SAMUEL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6">
            <text:p>SAMUEL</text:p>
          </table:table-cell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12T10:29:23Z</meta:creation-date>
    <dc:date>2016-04-13T04:08:37Z</dc:date>
    <meta:editing-cycles>1</meta:editing-cycles>
    <meta:editing-duration>PT771S</meta:editing-duration>
    <meta:user-defined meta:name="WorkbookGuid">b709453d-1993-4f45-8ef0-a088491a2d28</meta:user-defined>
  </office:meta>
</office:document-meta>
</file>